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7.013cm" fo:margin-left="0cm" table:align="left"/>
    </style:style>
    <style:style style:name="Tabell1.A" style:family="table-column">
      <style:table-column-properties style:column-width="5.609cm"/>
    </style:style>
    <style:style style:name="Tabell1.B" style:family="table-column">
      <style:table-column-properties style:column-width="3.493cm"/>
    </style:style>
    <style:style style:name="Tabell1.C" style:family="table-column">
      <style:table-column-properties style:column-width="2.09cm"/>
    </style:style>
    <style:style style:name="Tabell1.D" style:family="table-column">
      <style:table-column-properties style:column-width="2.011cm"/>
    </style:style>
    <style:style style:name="Tabell1.E" style:family="table-column">
      <style:table-column-properties style:column-width="3.81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E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fo:font-weight="normal" officeooo:rsid="000057ec" officeooo:paragraph-rsid="000057e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normal" officeooo:rsid="000057ec" officeooo:paragraph-rsid="000057ec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00057ec" officeooo:paragraph-rsid="002db5ff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020c24" officeooo:paragraph-rsid="0009c6aa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020c24" officeooo:paragraph-rsid="0004e863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020c24" officeooo:paragraph-rsid="00065bc8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020c24" officeooo:paragraph-rsid="00052525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020c24" officeooo:paragraph-rsid="00058c18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020c24" officeooo:paragraph-rsid="000a131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020c24" officeooo:paragraph-rsid="000a208b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020c24" officeooo:paragraph-rsid="000d3b52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020c24" officeooo:paragraph-rsid="00194134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20c24" officeooo:paragraph-rsid="001bec13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020c24" officeooo:paragraph-rsid="001d8c11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020c24" officeooo:paragraph-rsid="001e948e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020c24" officeooo:paragraph-rsid="00200faa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020c24" officeooo:paragraph-rsid="00267251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020c24" officeooo:paragraph-rsid="0027b193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020c24" officeooo:paragraph-rsid="00283a9e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020c24" officeooo:paragraph-rsid="002e7b76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020c24" officeooo:paragraph-rsid="002fddd3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020c24" officeooo:paragraph-rsid="003448bd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0e685e" officeooo:paragraph-rsid="000e685e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normal" officeooo:rsid="000e685e" officeooo:paragraph-rsid="000e685e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0f994e" officeooo:paragraph-rsid="000f994e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language="en" fo:country="US" fo:font-weight="normal" officeooo:rsid="00104fdb" officeooo:paragraph-rsid="00104fdb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language="en" fo:country="US" fo:font-weight="normal" officeooo:rsid="00123899" officeooo:paragraph-rsid="00123899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language="en" fo:country="US" fo:font-weight="normal" officeooo:rsid="0025b5f2" officeooo:paragraph-rsid="0025b5f2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language="en" fo:country="US" fo:font-weight="normal" officeooo:rsid="002db5ff" officeooo:paragraph-rsid="002db5ff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2db5ff" officeooo:paragraph-rsid="002fddd3" style:font-weight-asian="normal" style:font-weight-complex="normal"/>
    </style:style>
    <style:style style:name="P31" style:family="paragraph" style:parent-style-name="Standard">
      <style:text-properties fo:language="en" fo:country="US" officeooo:rsid="000057ec" officeooo:paragraph-rsid="000057ec"/>
    </style:style>
    <style:style style:name="P32" style:family="paragraph" style:parent-style-name="Standard">
      <style:text-properties fo:language="en" fo:country="US" officeooo:rsid="000057ec" officeooo:paragraph-rsid="00052525"/>
    </style:style>
    <style:style style:name="P33" style:family="paragraph" style:parent-style-name="Standard">
      <style:text-properties fo:language="en" fo:country="US" officeooo:rsid="000057ec" officeooo:paragraph-rsid="00065bc8"/>
    </style:style>
    <style:style style:name="P34" style:family="paragraph" style:parent-style-name="Standard">
      <style:text-properties fo:language="en" fo:country="US" officeooo:rsid="000057ec" officeooo:paragraph-rsid="00175187"/>
    </style:style>
    <style:style style:name="P35" style:family="paragraph" style:parent-style-name="Standard">
      <style:paragraph-properties fo:text-align="center" style:justify-single-word="false"/>
      <style:text-properties fo:language="en" fo:country="US" fo:font-style="italic" fo:font-weight="normal" officeooo:rsid="0004e863" officeooo:paragraph-rsid="000a131d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language="en" fo:country="US" fo:font-style="italic" fo:font-weight="normal" officeooo:rsid="0004e863" officeooo:paragraph-rsid="000ba418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language="en" fo:country="US" fo:font-style="italic" fo:font-weight="normal" officeooo:rsid="002e7b76" officeooo:paragraph-rsid="002e7b76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weight="bold" officeooo:rsid="000057ec" officeooo:paragraph-rsid="000057ec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language="en" fo:country="US" fo:font-weight="bold" officeooo:rsid="000057ec" officeooo:paragraph-rsid="000057ec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language="en" fo:country="US" fo:font-weight="bold" officeooo:rsid="000057ec" officeooo:paragraph-rsid="000a131d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language="en" fo:country="US" fo:font-weight="bold" officeooo:rsid="000057ec" officeooo:paragraph-rsid="0004e863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0057ec" officeooo:paragraph-rsid="0004e86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language="en" fo:country="US" fo:font-weight="bold" officeooo:rsid="000e685e" officeooo:paragraph-rsid="000e685e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00e685e" officeooo:paragraph-rsid="000e685e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00f994e" officeooo:paragraph-rsid="000f994e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language="en" fo:country="US" fo:font-weight="bold" officeooo:rsid="000f994e" officeooo:paragraph-rsid="000f994e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014f53a" officeooo:paragraph-rsid="0014f53a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015aeac" officeooo:paragraph-rsid="0015aeac" style:font-weight-asian="bold" style:font-weight-complex="bold"/>
    </style:style>
    <style:style style:name="P49" style:family="paragraph" style:parent-style-name="Standard">
      <style:text-properties fo:language="en" fo:country="US" officeooo:rsid="002db5ff" officeooo:paragraph-rsid="002db5ff"/>
    </style:style>
    <style:style style:name="P50" style:family="paragraph" style:parent-style-name="Standard">
      <style:text-properties fo:language="en" fo:country="US" officeooo:rsid="002db5ff" officeooo:paragraph-rsid="002fddd3"/>
    </style:style>
    <style:style style:name="P51" style:family="paragraph" style:parent-style-name="Standard">
      <style:paragraph-properties fo:text-align="center" style:justify-single-word="false"/>
      <style:text-properties fo:font-size="16pt" fo:language="en" fo:country="US" fo:font-weight="bold" officeooo:rsid="000e685e" officeooo:paragraph-rsid="000e685e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language="en" fo:country="US" fo:font-weight="bold" officeooo:rsid="000e685e" officeooo:paragraph-rsid="00237ed7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4pt" fo:language="en" fo:country="US" fo:font-weight="bold" officeooo:rsid="000e685e" officeooo:paragraph-rsid="000e685e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4pt" fo:language="en" fo:country="US" fo:font-weight="bold" officeooo:rsid="0021e419" officeooo:paragraph-rsid="0021e419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4pt" fo:language="en" fo:country="US" fo:font-weight="bold" officeooo:rsid="0024a425" officeooo:paragraph-rsid="0024a425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4a425" officeooo:paragraph-rsid="0024a42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21e419" officeooo:paragraph-rsid="0021e41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29d4da" officeooo:paragraph-rsid="0029d4d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paragraph-rsid="00266328"/>
    </style:style>
    <style:style style:name="P60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0f994e" officeooo:paragraph-rsid="000f994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0e685e" officeooo:paragraph-rsid="000e685e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0057ec" officeooo:paragraph-rsid="000057ec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0057ec" officeooo:paragraph-rsid="000ba418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1e419" officeooo:paragraph-rsid="0021e419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4a425" officeooo:paragraph-rsid="0024a42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 fo:break-before="page"/>
      <style:text-properties fo:language="en" fo:country="US" officeooo:rsid="000057ec" officeooo:paragraph-rsid="000a131d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24a425" officeooo:paragraph-rsid="0024a425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2a9ae5" officeooo:paragraph-rsid="002a9ae5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size="12pt" fo:font-weight="bold" officeooo:rsid="0024a425" officeooo:paragraph-rsid="0024a425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size="12pt" fo:font-weight="bold" officeooo:rsid="002a9ae5" officeooo:paragraph-rsid="002a9ae5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4pt" fo:language="en" fo:country="US" fo:font-weight="bold" officeooo:rsid="000057ec" officeooo:paragraph-rsid="000a131d" style:font-size-asian="14pt" style:font-weight-asian="bold" style:font-size-complex="14pt" style:font-weight-complex="bold"/>
    </style:style>
    <style:style style:name="T1" style:family="text">
      <style:text-properties officeooo:rsid="0002863d"/>
    </style:style>
    <style:style style:name="T2" style:family="text">
      <style:text-properties officeooo:rsid="00052525"/>
    </style:style>
    <style:style style:name="T3" style:family="text">
      <style:text-properties officeooo:rsid="00058c18"/>
    </style:style>
    <style:style style:name="T4" style:family="text">
      <style:text-properties officeooo:rsid="00065bc8"/>
    </style:style>
    <style:style style:name="T5" style:family="text">
      <style:text-properties officeooo:rsid="000e685e"/>
    </style:style>
    <style:style style:name="T6" style:family="text">
      <style:text-properties officeooo:rsid="000f994e"/>
    </style:style>
    <style:style style:name="T7" style:family="text">
      <style:text-properties officeooo:rsid="00104fd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3899" style:font-weight-asian="bold" style:font-weight-complex="bold"/>
    </style:style>
    <style:style style:name="T10" style:family="text">
      <style:text-properties fo:font-weight="bold" officeooo:rsid="000e685e" style:font-weight-asian="bold" style:font-weight-complex="bold"/>
    </style:style>
    <style:style style:name="T11" style:family="text">
      <style:text-properties officeooo:rsid="00137bdd"/>
    </style:style>
    <style:style style:name="T12" style:family="text">
      <style:text-properties officeooo:rsid="0015aeac"/>
    </style:style>
    <style:style style:name="T13" style:family="text">
      <style:text-properties fo:font-weight="normal" officeooo:rsid="0015aeac" style:font-weight-asian="normal" style:font-weight-complex="normal"/>
    </style:style>
    <style:style style:name="T14" style:family="text">
      <style:text-properties officeooo:rsid="0017eafe"/>
    </style:style>
    <style:style style:name="T15" style:family="text">
      <style:text-properties officeooo:rsid="001aab36"/>
    </style:style>
    <style:style style:name="T16" style:family="text">
      <style:text-properties officeooo:rsid="001d8c11"/>
    </style:style>
    <style:style style:name="T17" style:family="text">
      <style:text-properties officeooo:rsid="00237ed7"/>
    </style:style>
    <style:style style:name="T18" style:family="text">
      <style:text-properties officeooo:rsid="0024a425"/>
    </style:style>
    <style:style style:name="T19" style:family="text">
      <style:text-properties officeooo:rsid="00266328"/>
    </style:style>
    <style:style style:name="T20" style:family="text">
      <style:text-properties officeooo:rsid="00267251"/>
    </style:style>
    <style:style style:name="T21" style:family="text">
      <style:text-properties officeooo:rsid="002a9ae5"/>
    </style:style>
    <style:style style:name="T22" style:family="text">
      <style:text-properties officeooo:rsid="002c8da4"/>
    </style:style>
    <style:style style:name="T23" style:family="text">
      <style:text-properties officeooo:rsid="002db5ff"/>
    </style:style>
    <style:style style:name="T24" style:family="text">
      <style:text-properties officeooo:rsid="002e7b76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14f53a" style:font-size-asian="14pt" style:font-weight-asian="bold" style:font-size-complex="14pt" style:font-weight-complex="bold"/>
    </style:style>
    <style:style style:name="T27" style:family="text">
      <style:text-properties officeooo:rsid="002fddd3"/>
    </style:style>
    <style:style style:name="T28" style:family="text">
      <style:text-properties officeooo:rsid="003106d1"/>
    </style:style>
    <style:style style:name="T29" style:family="text">
      <style:text-properties officeooo:rsid="00367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Booking <text:span text:style-name="T17">Software</text:span> &amp; <text:span text:style-name="T6">Building</text:span> <text:span text:style-name="T17">Controlling </text:span>System</text:p>
      <text:p text:style-name="P52">Data Exchange Protocol</text:p>
      <text:p text:style-name="P43">Nordic Standard</text:p>
      <text:p text:style-name="P43"/>
      <text:p text:style-name="P43">Draft 1</text:p>
      <text:p text:style-name="P26"><text:span text:style-name="T18">DocumentV</text:span>ersion 0.0.<text:span text:style-name="T29">1</text:span></text:p>
      <text:p text:style-name="P27">2016-0<text:span text:style-name="T23">9-13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/>
      <text:p text:style-name="P65">Companies that conforms to this standard/document</text:p>
      <text:p text:style-name="P55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P70">Name</text:p>
          </table:table-cell>
          <table:table-cell table:style-name="Tabell1.A1" office:value-type="string">
            <text:p text:style-name="P70">Country</text:p>
          </table:table-cell>
          <table:table-cell table:style-name="Tabell1.A1" office:value-type="string">
            <text:p text:style-name="P70">Date</text:p>
          </table:table-cell>
          <table:table-cell table:style-name="Tabell1.A1" office:value-type="string">
            <text:p text:style-name="P70">Depth</text:p>
          </table:table-cell>
          <table:table-cell table:style-name="Tabell1.E1" office:value-type="string">
            <text:p text:style-name="P71">Contact</text:p>
          </table:table-cell>
        </table:table-row>
        <table:table-row>
          <table:table-cell table:style-name="Tabell1.A2" office:value-type="string">
            <text:p text:style-name="P67">Regler Och Webbteknik <text:span text:style-name="T21">Sverige</text:span> AB</text:p>
          </table:table-cell>
          <table:table-cell table:style-name="Tabell1.A2" office:value-type="string">
            <text:p text:style-name="P67">Sweden</text:p>
          </table:table-cell>
          <table:table-cell table:style-name="Tabell1.A2" office:value-type="string">
            <text:p text:style-name="P67">2016-08-15</text:p>
          </table:table-cell>
          <table:table-cell table:style-name="Tabell1.A2" office:value-type="string">
            <text:p text:style-name="P68">1</text:p>
          </table:table-cell>
          <table:table-cell table:style-name="Tabell1.E2" office:value-type="string">
            <text:p text:style-name="P68">Robin Andersson</text:p>
            <text:p text:style-name="P68">070 861 09 26</text:p>
          </table:table-cell>
        </table:table-row>
        <table:table-row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E2" office:value-type="string">
            <text:p text:style-name="P69"/>
          </table:table-cell>
        </table:table-row>
        <table:table-row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E2" office:value-type="string">
            <text:p text:style-name="P69"/>
          </table:table-cell>
        </table:table-row>
        <table:table-row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A2" office:value-type="string">
            <text:p text:style-name="P69"/>
          </table:table-cell>
          <table:table-cell table:style-name="Tabell1.E2" office:value-type="string">
            <text:p text:style-name="P69"/>
          </table:table-cell>
        </table:table-row>
      </table:table>
      <text:p text:style-name="P56"/>
      <text:p text:style-name="P61">Introduction</text:p>
      <text:p text:style-name="P53"/>
      <text:p text:style-name="P24">The goal with this standard is to simplify and unify the data exchanges between booking <text:span text:style-name="T6">administration</text:span> <text:span text:style-name="T6">softwares</text:span> and building controlling systems.</text:p>
      <text:p text:style-name="P24"/>
      <text:p text:style-name="P27">This standards is in it’s early stage and will be update regularly in the coming months. </text:p>
      <text:p text:style-name="P24"/>
      <text:p text:style-name="P24"/>
      <text:p text:style-name="P24"/>
      <text:p text:style-name="P24"/>
      <text:p text:style-name="P24"/>
      <text:p text:style-name="P46"/>
      <text:p text:style-name="P60">Abbreviations and explanations</text:p>
      <text:p text:style-name="P45"/>
      <text:p text:style-name="P25"><text:span text:style-name="T9">B</text:span><text:span text:style-name="T8">ooking administration</text:span><text:span text:style-name="T10"> </text:span><text:span text:style-name="T8">software:</text:span> is refereed to a administration software where a user have the ability to schedule the use of on or more resources.</text:p>
      <text:p text:style-name="P25">In this document Booking Administration<text:span text:style-name="T5"> </text:span>Software <text:span text:style-name="T7">will be shorted to BAS.</text:span></text:p>
      <text:p text:style-name="P25"/>
      <text:p text:style-name="P25"><text:span text:style-name="T8">Building controlling systems:</text:span> is refereed to systems that in one way or another controls a building and/or it’s surroundings.</text:p>
      <text:p text:style-name="P25">In this document Building Controlling Systems will be shorted to BCS.</text:p>
      <text:p text:style-name="P25"><text:s/></text:p>
      <text:p text:style-name="P23"/>
      <text:p text:style-name="P61">Data Transfer</text:p>
      <text:p text:style-name="P53"/>
      <text:p text:style-name="P24">The data are to be transfered with HTTP as POST.</text:p>
      <text:p text:style-name="P24"/>
      <text:p text:style-name="P29">The URL shall always be the same regardless of what method is invoked.</text:p>
      <text:p text:style-name="P24"/>
      <text:p text:style-name="P24">All transfers is initiated by the <text:span text:style-name="T7">BCS</text:span>. <text:span text:style-name="T7">Thus all requests will be made by a BCS and all responses comes from a BAS.</text:span></text:p>
      <text:p text:style-name="P24"/>
      <text:p text:style-name="P59">HTTP Keep-Alive <text:span text:style-name="T19">are preferred</text:span>.</text:p>
      <text:p text:style-name="P28"/>
      <text:p text:style-name="P39"/>
      <text:p text:style-name="P28"/>
      <text:p text:style-name="P64">Request/response payload</text:p>
      <text:p text:style-name="P54"/>
      <text:p text:style-name="P57">The payload data must be formated as valid <text:span text:style-name="T8">JSON</text:span>.</text:p>
      <text:p text:style-name="P57">All variable names are <text:span text:style-name="T8">case sensitive</text:span>.</text:p>
      <text:p text:style-name="P57">The order of variables is <text:span text:style-name="T8">not</text:span> <text:span text:style-name="T8">predetermined</text:span> and can be in any order within the JSON object.</text:p>
      <text:p text:style-name="P57">All ID values must be valid GUID/UUID string.</text:p>
      <text:p text:style-name="P58">Every request must include a variable called “appID” which contains a unique identification of the BCS system so that the BAS can filter unwelcome requests.</text:p>
      <text:p text:style-name="P58">TODO: A verification with some sort of hashing needs to be implemented.</text:p>
      <text:p text:style-name="P62">Fetching customer data</text:p>
      <text:p text:style-name="P37">This method request information about the customer and their resources.</text:p>
      <text:p text:style-name="P2"/>
      <text:p text:style-name="P38"/>
      <text:p text:style-name="P44">REQUEST</text:p>
      <text:p text:style-name="P1">{</text:p>
      <text:p text:style-name="P3"><text:tab/>“<text:span text:style-name="T23">method”: “</text:span>GetCustomerData<text:span text:style-name="T23">”,</text:span></text:p>
      <text:p text:style-name="P4"><text:tab/>”<text:span text:style-name="T1">version</text:span>”: <text:span text:style-name="T1">1,</text:span></text:p>
      <text:p text:style-name="P17"><text:tab/>“<text:span text:style-name="T20">appId”: “4e481c08-c808-4188-b128-20a5a02ebf96”,</text:span></text:p>
      <text:p text:style-name="P1"><text:tab/>"<text:span text:style-name="T12">customers</text:span>": ["e3941203-37c8-4aaf-a10c-a46100ccb787"]</text:p>
      <text:p text:style-name="P1"><text:tab/></text:p>
      <text:p text:style-name="P1">}</text:p>
      <text:p text:style-name="P38"/>
      <text:p text:style-name="P44">RESPONSE</text:p>
      <text:p text:style-name="P31">{</text:p>
      <text:p text:style-name="P49"><text:s text:c="2"/><text:tab/>"responseStatus": {</text:p>
      <text:p text:style-name="P49"><text:s text:c="4"/><text:tab/><text:tab/>"success": 0,</text:p>
      <text:p text:style-name="P49"><text:s text:c="4"/><text:tab/><text:tab/>"statusMsg": "ok"</text:p>
      <text:p text:style-name="P49"><text:s text:c="2"/><text:tab/>},</text:p>
      <text:p text:style-name="P34"><text:tab/>"<text:span text:style-name="T13">customers</text:span>": [{</text:p>
      <text:p text:style-name="P31"><text:tab/><text:tab/>"<text:span text:style-name="T23">id</text:span>": "e3941203-37c8-4aaf-a10c-a46100ccb787",</text:p>
      <text:p text:style-name="P31"><text:tab/><text:tab/>"name": "Customer name",</text:p>
      <text:p text:style-name="P32"><text:tab/><text:tab/>”<text:span text:style-name="T2">timezone</text:span>”: <text:span text:style-name="T15">1</text:span>,</text:p>
      <text:p text:style-name="P31"><text:tab/><text:tab/>"resources": [{</text:p>
      <text:p text:style-name="P31"><text:tab/><text:tab/><text:tab/>"<text:span text:style-name="T23">id</text:span>": "5817c100-d599-4f2e-9c25-07e7a64075a0",</text:p>
      <text:p text:style-name="P31"><text:tab/><text:tab/><text:tab/>"name": "Location/<text:span text:style-name="T4">resource</text:span> one"</text:p>
      <text:p text:style-name="P31"><text:tab/><text:tab/>}, {</text:p>
      <text:p text:style-name="P31"><text:tab/><text:tab/><text:tab/>"<text:span text:style-name="T23">id</text:span>": "fe77c299-980e-49a2-82a5-4f42a4cadf34",</text:p>
      <text:p text:style-name="P33"><text:tab/><text:tab/><text:tab/>"name": "Location/<text:span text:style-name="T4">resource</text:span> two"</text:p>
      <text:p text:style-name="P31"><text:tab/><text:tab/>}]</text:p>
      <text:p text:style-name="P31"><text:tab/>}]</text:p>
      <text:p text:style-name="P31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2"/>
      <text:p text:style-name="P66"><text:span text:style-name="T25">Fetching resource data </text:span><text:span text:style-name="T26">(local tz)</text:span></text:p>
      <text:p text:style-name="P35">Date and time presented in local time. Timezone is <text:span text:style-name="T11">a setting</text:span> within the <text:span text:style-name="T11">BAS</text:span>.</text:p>
      <text:p text:style-name="P35"/>
      <text:p text:style-name="P40"/>
      <text:p text:style-name="P47">REQUEST</text:p>
      <text:p text:style-name="P5">{</text:p>
      <text:p text:style-name="P20"><text:tab/>“<text:span text:style-name="T24">method”: “ </text:span>GetResourceData”,</text:p>
      <text:p text:style-name="P18"><text:tab/>”<text:span text:style-name="T1">version</text:span>”: <text:span text:style-name="T1">1,</text:span></text:p>
      <text:p text:style-name="P18"><text:tab/>“<text:span text:style-name="T20">appId”: “4e481c08-c808-4188-b128-20a5a02ebf96”,</text:span></text:p>
      <text:p text:style-name="P5"><text:tab/>”<text:span text:style-name="T1">dateFormat”: ”local”</text:span></text:p>
      <text:p text:style-name="P5"><text:tab/>"start": "2015-05-01",</text:p>
      <text:p text:style-name="P5"><text:tab/>"end": "2016-05-01",</text:p>
      <text:p text:style-name="P9"><text:tab/>"<text:span text:style-name="T14">resources</text:span>": [</text:p>
      <text:p text:style-name="P9"><text:tab/><text:tab/>"5817c100-d599-4f2e-9c25-07e7a64075a0", </text:p>
      <text:p text:style-name="P9"><text:tab/><text:tab/>"fe77c299-980e-49a2-82a5-4f42a4cadf34"</text:p>
      <text:p text:style-name="P9"><text:tab/>]</text:p>
      <text:p text:style-name="P5">}</text:p>
      <text:p text:style-name="P5"/>
      <text:p text:style-name="P47">RESPONSE</text:p>
      <text:p text:style-name="P5">{</text:p>
      <text:p text:style-name="P21"><text:tab/><text:span text:style-name="T23">"responseStatus": {</text:span></text:p>
      <text:p text:style-name="P50"><text:s text:c="4"/><text:tab/><text:tab/>"success": 0,</text:p>
      <text:p text:style-name="P50"><text:s text:c="4"/><text:tab/><text:tab/>"statusMsg": "ok"</text:p>
      <text:p text:style-name="P30"><text:s text:c="2"/><text:tab/>},</text:p>
      <text:p text:style-name="P5"><text:tab/>"list": [{</text:p>
      <text:p text:style-name="P5"><text:tab/><text:tab/>"<text:span text:style-name="T24">id</text:span>": "afff431b-2835-45a1-9c5e-a100d746ea0c",</text:p>
      <text:p text:style-name="P5"><text:tab/><text:tab/>"start": "2015-05-05T11:30:00",</text:p>
      <text:p text:style-name="P13"><text:tab/><text:tab/>"end": "2015-05-05T12:00:00",</text:p>
      <text:p text:style-name="P14"><text:tab/><text:tab/>”<text:span text:style-name="T1">created”: ”</text:span>2015-05-0<text:span text:style-name="T1">1</text:span>T11:<text:span text:style-name="T1">0</text:span>0:00<text:span text:style-name="T1">”,</text:span></text:p>
      <text:p text:style-name="P14"><text:tab/><text:tab/>”<text:span text:style-name="T16">signature”: ”Eva Andersson”,</text:span></text:p>
      <text:p text:style-name="P5"><text:tab/><text:tab/>"heat": 0,</text:p>
      <text:p text:style-name="P22"><text:tab/><text:tab/>"title": "<text:span text:style-name="T15">Booking with standard heat temp</text:span>",</text:p>
      <text:p text:style-name="P5"><text:tab/><text:tab/>"resources": [</text:p>
      <text:p text:style-name="P5"><text:tab/><text:tab/><text:tab/>"fe77c299-980e-49a2-82a5-4f42a4cadf34"</text:p>
      <text:p text:style-name="P5"><text:tab/><text:tab/>]</text:p>
      <text:p text:style-name="P5"><text:tab/>}, {</text:p>
      <text:p text:style-name="P5"><text:tab/><text:tab/>"<text:span text:style-name="T24">id</text:span>": "99c42508-0e9c-4eef-af19-d7dbb48f9b27",</text:p>
      <text:p text:style-name="P5"><text:tab/><text:tab/>"start": "2015-04-30T18:30:00",</text:p>
      <text:p text:style-name="P6"><text:tab/><text:tab/>"end": "2015-05-02T19:30:00",</text:p>
      <text:p text:style-name="P14"><text:tab/><text:tab/>”<text:span text:style-name="T1">created”: ”</text:span>2015-0<text:span text:style-name="T4">4</text:span>-0<text:span text:style-name="T1">1</text:span>T11:<text:span text:style-name="T1">0</text:span>0:00<text:span text:style-name="T1">”,</text:span></text:p>
      <text:p text:style-name="P14"><text:tab/><text:tab/>”<text:span text:style-name="T16">signature”: ”Eva Andersson”,</text:span></text:p>
      <text:p text:style-name="P5"><text:tab/><text:tab/>"heat": -1,</text:p>
      <text:p text:style-name="P5"><text:tab/><text:tab/>"title": "Booking with no heat",</text:p>
      <text:p text:style-name="P5"><text:tab/><text:tab/>"resources": [</text:p>
      <text:p text:style-name="P5"><text:tab/><text:tab/><text:tab/>"5817c100-d599-4f2e-9c25-07e7a64075a0",</text:p>
      <text:p text:style-name="P5"><text:tab/><text:tab/><text:tab/>"0f01ce5b-0c9b-4534-b1f1-f4891511ecb1"</text:p>
      <text:p text:style-name="P5"><text:tab/><text:tab/>]</text:p>
      <text:p text:style-name="P5"><text:tab/>}]</text:p>
      <text:p text:style-name="P5">}</text:p>
      <text:p text:style-name="P5"/>
      <text:p text:style-name="P5"/>
      <text:p text:style-name="P42"/>
      <text:p text:style-name="P63">Fetching resource data <text:span text:style-name="T12">(Unix epoch)</text:span></text:p>
      <text:p text:style-name="P36">Date and time presented in epoch time. All epoch values must be interpreted as a UInt64.</text:p>
      <text:p text:style-name="P41"/>
      <text:p text:style-name="P48">REQUEST</text:p>
      <text:p text:style-name="P5">{</text:p>
      <text:p text:style-name="P21"><text:tab/>“<text:span text:style-name="T27">method”: “</text:span>GetResourceData”,</text:p>
      <text:p text:style-name="P19"><text:tab/>”<text:span text:style-name="T1">version</text:span>”: <text:span text:style-name="T1">1,</text:span></text:p>
      <text:p text:style-name="P19"><text:tab/>“<text:span text:style-name="T20">appId”: “4e481c08-c808-4188-b128-20a5a02ebf96”,</text:span></text:p>
      <text:p text:style-name="P5"><text:tab/>”<text:span text:style-name="T1">dateFormat”: ”epoch”</text:span></text:p>
      <text:p text:style-name="P7"><text:tab/>"start": <text:span text:style-name="T2">1430438400</text:span>,</text:p>
      <text:p text:style-name="P7"><text:tab/>"end": <text:span text:style-name="T2">1462060800</text:span>,</text:p>
      <text:p text:style-name="P12"><text:tab/>"<text:span text:style-name="T14">resources</text:span>": [</text:p>
      <text:p text:style-name="P10"><text:tab/><text:tab/>"5817c100-d599-4f2e-9c25-07e7a64075a0", </text:p>
      <text:p text:style-name="P10"><text:tab/><text:tab/>"fe77c299-980e-49a2-82a5-4f42a4cadf34”</text:p>
      <text:p text:style-name="P10"><text:tab/>]</text:p>
      <text:p text:style-name="P5">}</text:p>
      <text:p text:style-name="P5"/>
      <text:p text:style-name="P48">RESPONSE</text:p>
      <text:p text:style-name="P5">{</text:p>
      <text:p text:style-name="P21"><text:tab/><text:span text:style-name="T23">"responseStatus": {</text:span></text:p>
      <text:p text:style-name="P50"><text:s text:c="4"/><text:tab/><text:tab/>"success": 0,</text:p>
      <text:p text:style-name="P50"><text:s text:c="4"/><text:tab/><text:tab/>"statusMsg": "ok"</text:p>
      <text:p text:style-name="P30"><text:s text:c="2"/><text:tab/>},</text:p>
      <text:p text:style-name="P11"><text:tab/>"list": [</text:p>
      <text:p text:style-name="P11"><text:tab/><text:tab/>{</text:p>
      <text:p text:style-name="P5"><text:tab/><text:tab/><text:tab/>"<text:span text:style-name="T28">id</text:span>": "afff431b-2835-45a1-9c5e-a100d746ea0c",</text:p>
      <text:p text:style-name="P8"><text:tab/><text:tab/><text:tab/>"start": <text:span text:style-name="T3">1430825400</text:span>,</text:p>
      <text:p text:style-name="P6"><text:tab/><text:tab/><text:tab/>"end": <text:span text:style-name="T3">1430827200</text:span>,</text:p>
      <text:p text:style-name="P15"><text:tab/><text:tab/><text:tab/>”<text:span text:style-name="T1">created”: 1430478000,</text:span></text:p>
      <text:p text:style-name="P15"><text:tab/><text:tab/><text:tab/>”<text:span text:style-name="T16">signature”: ”Eva Andersson”,</text:span></text:p>
      <text:p text:style-name="P5"><text:tab/><text:tab/><text:tab/>"heat": 0,</text:p>
      <text:p text:style-name="P5"><text:tab/><text:tab/><text:tab/>"title": "<text:span text:style-name="T15">Booking with standard heat temp</text:span>",</text:p>
      <text:p text:style-name="P5"><text:tab/><text:tab/><text:tab/>"resources": [</text:p>
      <text:p text:style-name="P5"><text:tab/><text:tab/><text:tab/><text:tab/>"fe77c299-980e-49a2-82a5-4f42a4cadf34"</text:p>
      <text:p text:style-name="P5"><text:tab/><text:tab/><text:tab/>]</text:p>
      <text:p text:style-name="P11"><text:tab/><text:tab/>},</text:p>
      <text:p text:style-name="P11"><text:tab/><text:tab/>{</text:p>
      <text:p text:style-name="P4"><text:tab/><text:tab/><text:tab/>"<text:span text:style-name="T28">id</text:span>": "99c42508-0e9c-4eef-af19-d7dbb48f9b27",</text:p>
      <text:p text:style-name="P4"><text:tab/><text:tab/><text:tab/>"start": <text:span text:style-name="T4">1430418600</text:span>,</text:p>
      <text:p text:style-name="P4"><text:tab/><text:tab/><text:tab/>"end": <text:span text:style-name="T4">1430595000</text:span>,</text:p>
      <text:p text:style-name="P16"><text:tab/><text:tab/><text:tab/>”<text:span text:style-name="T1">created”: 1427886000,</text:span></text:p>
      <text:p text:style-name="P16"><text:tab/><text:tab/><text:tab/>”<text:span text:style-name="T16">signature”: ”Eva Andersson”,</text:span></text:p>
      <text:p text:style-name="P4"><text:tab/><text:tab/><text:tab/>"heat": -1,</text:p>
      <text:p text:style-name="P4"><text:tab/><text:tab/><text:tab/>"title": "Booking with <text:span text:style-name="T15">no</text:span> heat",</text:p>
      <text:p text:style-name="P4"><text:tab/><text:tab/><text:tab/>"resources": [</text:p>
      <text:p text:style-name="P4"><text:tab/><text:tab/><text:tab/><text:tab/>"5817c100-d599-4f2e-9c25-07e7a64075a0",</text:p>
      <text:p text:style-name="P4"><text:tab/><text:tab/><text:tab/><text:tab/>"0f01ce5b-0c9b-4534-b1f1-f4891511ecb1"</text:p>
      <text:p text:style-name="P4"><text:tab/><text:tab/><text:tab/>]</text:p>
      <text:p text:style-name="P11"><text:tab/><text:tab/>}</text:p>
      <text:p text:style-name="P11"><text:tab/>]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2:44:55.544600264</meta:creation-date>
    <dc:date>2016-09-21T21:42:34.202012154</dc:date>
    <meta:editing-duration>PT2H5M9S</meta:editing-duration>
    <meta:editing-cycles>46</meta:editing-cycles>
    <meta:generator>LibreOffice/5.1.4.2$Linux_X86_64 LibreOffice_project/10m0$Build-2</meta:generator>
    <meta:document-statistic meta:table-count="1" meta:image-count="0" meta:object-count="0" meta:page-count="9" meta:paragraph-count="163" meta:word-count="542" meta:character-count="4495" meta:non-whitespace-character-count="3881"/>
  </office:meta>
</office:document-meta>
</file>